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Standard" style:list-style-name="L1"/>
    <style:style style:name="P5" style:family="paragraph" style:parent-style-name="Text_20_body" style:list-style-name="L1"/>
    <style:style style:name="P6"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1965</text:h>
      <text:h text:style-name="Heading_20_2" text:outline-level="2">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text:p>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BASIC-1965 has no exception handling. Invalid input, dividing by zero, and numeric overflow or underflow will cause execution to stop. There are no try/catch, no begin/rescue, no ON ERROR capabilities.</text:p>
      <text:p text:style-name="Text_20_body">Expressions are limited to LET statements. One can say "LET A= B + 2" but one cannot say "IF A = B + 2 THEN ...".</text:p>
      <text:p text:style-name="Text_20_body">BASIC-1965 is designed for processing numeric data. There are no capabilities for text variables ("string" variables), no MID$() function, no text input. (The PRINT statement handles text constants, but that's it for text values.)</text:p>
      <text:h text:style-name="Heading_20_2" text:outline-level="2">BASIC-1965 is really fussy!</text:h>
      <text:p text:style-name="Text_20_body">BASIC-1965 keeps the spirit of the original BASIC language, as much as possible.</text:p>
      <text:p text:style-name="Text_20_body">Commands ("RUN", "LIST"), statements ("PRINT", "LET"), and variable names must be in upper case. Everything must be in upper case, except for text constants in PRINT statements.</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2140898018" text:style-name="L1">
        <text:list-item>
          <text:p text:style-name="P4">Subscripted variables</text:p>
        </text:list-item>
        <text:list-item>
          <text:p text:style-name="P4">Matrix operations</text:p>
        </text:list-item>
        <text:list-item>
          <text:p text:style-name="P4">Parentheses in expressions</text:p>
        </text:list-item>
        <text:list-item>
          <text:p text:style-name="P4">The exponentiation operator ('^')</text:p>
        </text:list-item>
        <text:list-item>
          <text:p text:style-name="P5">Expressions in anything but LET commands</text:p>
        </text:list-item>
      </text:list>
      <text:p text:style-name="Text_20_body">I have also changed a few things:</text:p>
      <text:list xml:id="list890324940" text:style-name="L2">
        <text:list-item>
          <text:p text:style-name="P6">The keyword "GOTO" is accepted as "GO TO" (with a space)</text:p>
        </text:list-item>
        <text:list-item>
          <text:p text:style-name="P6">Entered statements will be parsed and spaced "properly"</text:p>
        </text:list-item>
        <text:list-item>
          <text:p text:style-name="P6">The DATA statements are interpreted in sequence</text:p>
        </text:list-item>
      </text:list>
      <text:p text:style-name="Text_20_body">The change for DATA statements is a significant departure from K&amp;K BASIC. They must be executed prior to corresponding READ statements. In K&amp;K BASIC (and all other variants I have seen) DATA statements may appear anywhere in the program and are usually listed at the end.</text:p>
      <text:h text:style-name="Heading_20_2" text:outline-level="2"><text:soft-page-break/>Immediate commands</text:h>
      <text:p text:style-name="Text_20_body">Immediate commands are executed on the command line. They are not stored as part of the program. They have no line number.</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text:p>
      <text:h text:style-name="Heading_20_3" text:outline-level="3">RUN</text:h>
      <text:p text:style-name="Text_20_body">Runs the current program.</text:p>
      <text:p text:style-name="Text_20_body">Syntax:<text:tab/>RUN</text:p>
      <text:h text:style-name="Heading_20_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Program statements</text:h>
      <text:p text:style-name="Text_20_body">Program statements are stored as part of the program. Every program statement must have a line number.</text:p>
      <text:h text:style-name="Heading_20_3" text:outline-level="3">REM</text:h>
      <text:p text:style-name="Text_20_body">Allows for a comment in the program.</text:p>
      <text:p text:style-name="Text_20_body">Syntax:<text:tab/>REM <text:span text:style-name="T1">any text</text:span></text:p>
      <text:p text:style-name="Text_20_body">Examples:</text:p>
      <text:p text:style-name="Text_20_body">10 REM</text:p>
      <text:p text:style-name="Text_20_body">20 REM Beginning of my first program</text:p>
      <text:p text:style-name="Text_20_body">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text:soft-page-break/>Examples:</text:p>
      <text:p text:style-name="Text_20_body">40 LET A=0</text:p>
      <text:p text:style-name="Text_20_body">50 LET B= A + 10</text:p>
      <text:p text:style-name="Text_20_body">55 LET C = C + 1</text:p>
      <text:h text:style-name="Heading_20_4" text:outline-level="4">Expressions</text:h>
      <text:p text:style-name="Text_20_body">BASIC-1965 supports the following operations:</text:p>
      <table:table table:name="Table1" table:style-name="Table1">
        <table:table-column table:style-name="Table1.A"/>
        <table:table-column table:style-name="Table1.B"/>
        <table:table-row>
          <table:table-cell table:style-name="Table1.A1" office:value-type="string">
            <text:p text:style-name="P2">Operation</text:p>
          </table:table-cell>
          <table:table-cell table:style-name="Table1.B1" office:value-type="string">
            <text:p text:style-name="P2">Symbol</text:p>
          </table:table-cell>
        </table:table-row>
        <table:table-row>
          <table:table-cell table:style-name="Table1.A2" office:value-type="string">
            <text:p text:style-name="Text_20_body">Addition</text:p>
          </table:table-cell>
          <table:table-cell table:style-name="Table1.B2" office:value-type="string">
            <text:p text:style-name="P3">+</text:p>
          </table:table-cell>
        </table:table-row>
        <table:table-row>
          <table:table-cell table:style-name="Table1.A2" office:value-type="string">
            <text:p text:style-name="Text_20_body">Subtraction</text:p>
          </table:table-cell>
          <table:table-cell table:style-name="Table1.B2" office:value-type="string">
            <text:p text:style-name="P3">-</text:p>
          </table:table-cell>
        </table:table-row>
        <table:table-row>
          <table:table-cell table:style-name="Table1.A2" office:value-type="string">
            <text:p text:style-name="Text_20_body">Multiplication</text:p>
          </table:table-cell>
          <table:table-cell table:style-name="Table1.B2" office:value-type="string">
            <text:p text:style-name="P3">*</text:p>
          </table:table-cell>
        </table:table-row>
        <table:table-row>
          <table:table-cell table:style-name="Table1.A2" office:value-type="string">
            <text:p text:style-name="Text_20_body">Division</text:p>
          </table:table-cell>
          <table:table-cell table:style-name="Table1.B2" office:value-type="string">
            <text:p text:style-name="P3">/</text:p>
          </table:table-cell>
        </table:table-row>
      </table:table>
      <text:p text:style-name="Text_20_body"/>
      <text:p text:style-name="Text_20_body">Errors in computation (overflow, underflow, and divide by zero) cause execution to stop.</text:p>
      <text:h text:style-name="Heading_20_3" text:outline-level="3">INPUT</text:h>
      <text:p text:style-name="Text_20_body">Prompts the user and allows the user to enter a numeric value. Non-numeric values are invalid and cause execution to stop. The prompt is a question mark and it cannot be overridden or disabled.</text:p>
      <text:p text:style-name="Text_20_body">Syntax:<text:tab/>INPUT <text:span text:style-name="T1">variable list</text:span></text:p>
      <text:p text:style-name="Text_20_body">Examples:</text:p>
      <text:p text:style-name="Text_20_body">60 INPUT U</text:p>
      <text:p text:style-name="Text_20_body">65 INPUT V1, V2, V3</text:p>
      <text:h text:style-name="Heading_20_3" text:outline-level="3">IF/THEN</text:h>
      <text:p text:style-name="Text_20_body">Syntax:<text:tab/>IF <text:span text:style-name="T1">boolean expression</text:span> THEN <text:span text:style-name="T1">line number</text:span></text:p>
      <text:p text:style-name="P1">Examples:</text:p>
      <text:p text:style-name="P1">100 IF A = 1 THEN 200</text:p>
      <text:p text:style-name="P1">110 IF A &gt; B THEN 250</text:p>
      <text:p text:style-name="P1">120 IF G1 &lt;= G2 THEN 301</text:p>
      <text:p text:style-name="P1">The boolean expression must be in the form "<text:span text:style-name="T1">variable operator variable</text:span>" where <text:span text:style-name="T1">operator</text:span> is limited to the set (=, &lt;, &gt;, &lt;=, &gt;=, and &lt;&gt;). Boolean operators such as "and" or "or" are not permitted. The two arguments in the boolean expression must be variables; expressions are not allowed.</text:p>
      <text:p text:style-name="P1">The "target" after the THEN keyword must be a line number; it cannot be a statement.</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2"> TO </text:span><text:span text:style-name="T1">ending value</text:span></text:p>
      <text:p text:style-name="Text_20_body"><text:soft-page-break/>Syntax:<text:tab/>PRINT <text:span text:style-name="T1">control variable = starting value</text:span><text:span text:style-name="T2"> TO </text:span><text:span text:style-name="T1">ending value</text:span><text:span text:style-name="T2"> STEP </text:span><text:span text:style-name="T1">iteration value</text:span></text:p>
      <text:p text:style-name="Text_20_body">The statements after the FOR statement (up to the accompanying NEXT statement) are repeated.</text:p>
      <text:p text:style-name="Text_20_body">Examples:</text:p>
      <text:p text:style-name="Text_20_body">FOR I = 1 TO 10</text:p>
      <text:p text:style-name="Text_20_body">PRINT A</text:p>
      <text:p text:style-name="Text_20_body">NEXT I</text:p>
      <text:p text:style-name="Text_20_body"/>
      <text:p text:style-name="Text_20_body">FOR I = 1 TO 10 STEP 2</text:p>
      <text:p text:style-name="Text_20_body">PRINT A</text:p>
      <text:p text:style-name="Text_20_body">NEXT I</text:p>
      <text:p text:style-name="Text_20_body"/>
      <text:p text:style-name="Text_20_body">FOR I = 10 TO 1 STEP -1</text:p>
      <text:p text:style-name="Text_20_body">PRINT A</text:p>
      <text:p text:style-name="Text_20_body">NEXT I</text:p>
      <text:p text:style-name="Text_20_body"/>
      <text:p text:style-name="Text_20_body">It is possible to change the value of the control value within the loop. You can write:</text:p>
      <text:p text:style-name="Text_20_body"/>
      <text:p text:style-name="Text_20_body">FOR I = 1 TO 10</text:p>
      <text:p text:style-name="Text_20_body">PRINT A</text:p>
      <text:p text:style-name="Text_20_body">LET I = 2</text:p>
      <text:p text:style-name="Text_20_body">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h text:style-name="Heading_20_3" text:outline-level="3">PRINT</text:h>
      <text:p text:style-name="Text_20_body">Displays a set of variables and constants to the console, with a newline character.</text:p>
      <text:p text:style-name="Text_20_body">Syntax:<text:tab/>PRINT <text:span text:style-name="T1">variable/constant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Text_20_body">PRINT</text:p>
      <text:p text:style-name="Text_20_body">PRINT A</text:p>
      <text:p text:style-name="Text_20_body">PRINT A,B</text:p>
      <text:p text:style-name="Text_20_body"><text:soft-page-break/>PRINT "Output"</text:p>
      <text:p text:style-name="Text_20_body">PRINT "Results:", R1</text:p>
      <text:p text:style-name="Text_20_body">PRINT "Results:"; R2</text:p>
      <text:p text:style-name="Text_20_body">The list may include terminating separators. A terminating semicolon will suppress the newline. A terminating comma will advance to the next tab position and suppress the newline.</text:p>
      <text:p text:style-name="Text_20_body">PRINT "Processing...";</text:p>
      <text:p text:style-name="Text_20_body">... other statements that generate no output</text:p>
      <text:p text:style-name="Text_20_body">PRINT "done"</text:p>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Text_20_body">Examples:</text:p>
      <text:p text:style-name="Text_20_body">300 GO TO 100</text:p>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Text_20_body">300 GOSUB 400</text:p>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Text_20_body">450 RETURN</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text:p>
      <text:p text:style-name="Text_20_body"><text:soft-page-break/>Examples:</text:p>
      <text:p text:style-name="Text_20_body">390 DATA 3, 150, 175, 180</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Text_20_body">400 READ N</text:p>
      <text:p text:style-name="Text_20_body">410 READ A,B,C</text:p>
      <text:p text:style-name="Text_20_body">Notice that the number of values in a READ statement do not have to match the number of values in DATA statements. (Although READing more values than are specified by DATA statements, in total, will cause an error. And execution will stop.)</text:p>
      <text:h text:style-name="Heading_20_3" text:outline-level="3">STOP</text:h>
      <text:p text:style-name="Text_20_body">Forces the execution of the program to stop.</text:p>
      <text:p text:style-name="Text_20_body">Syntax:<text:tab/>STOP</text:p>
      <text:p text:style-name="Text_20_body">Examples:</text:p>
      <text:p text:style-name="Text_20_body">900 STOP</text:p>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Text_20_body">999 END</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text:p>
      <text:p text:style-name="Text_20_body">Valid names:<text:tab/>A, B, C, D1, E0, F, F1, F2</text:p>
      <text:p text:style-name="Text_20_body">Invalid names:<text:tab/>AA, A10, 9Z, A_2</text:p>
      <text:p text:style-name="Text_20_body">Variables do not need to be declared. They are assumed to exist with value zero.</text:p>
      <text:h text:style-name="Heading_20_2"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ext:soft-page-break/>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3" text:outline-level="3">Subscripted variables</text:h>
      <text:p text:style-name="Standard">Subscripted variables are useful, and the decision to leave them out was a difficult one. It came down to limiting expression evaluation to LET statements. Once I had decided that, subscripts became an obvious feature to drop, since the index is either a constant, a variable, or a complex expression. (The "constant or variable" decision is a form of expression evaluation.)</text:p>
      <text:h text:style-name="Heading_20_3" text:outline-level="3">Expressions</text:h>
      <text:p text:style-name="Standard">I chose to limit expressions to LET statements. This simplifies parsing of IF/THEN statements and PRINT statements. It does create a lot of work for the programmer, who must shuffle calculations into LET statements and then use temporary variables in IF/THEN and FOR statements.</text:p>
      <text:h text:style-name="Heading_20_2" text:outline-level="2">Changes in progress</text:h>
      <text:p text:style-name="Standard">I want to expand the use of expressions to all reasonable locations. These include IF/THEN and PRINT statements.</text:p>
      <text:h text:style-name="Heading_20_2" text:outline-level="2">Planned changes</text:h>
      <text:p text:style-name="Standard">Implement the exponent operator ('^')</text:p>
      <text:p text:style-name="Standard"/>
      <text:p text:style-name="Standard">Implement parentheses in expressions</text:p>
      <text:p text:style-name="Standard"/>
      <text:p text:style-name="Standard">Implement subscripts for variables and the DIM state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20S</meta:editing-duration>
    <meta:editing-cycles>7</meta:editing-cycles>
    <meta:generator>LibreOffice/3.4$Linux LibreOffice_project/340m1$Build-402</meta:generator>
    <dc:date>2012-04-21T19:11:18</dc:date>
    <meta:document-statistic meta:table-count="1" meta:image-count="0" meta:object-count="0" meta:page-count="7" meta:paragraph-count="194" meta:word-count="1688" meta:character-count="9748" meta:non-whitespace-character-count="8263"/>
    <meta:user-defined meta:name="Info 1"/>
    <meta:user-defined meta:name="Info 2"/>
    <meta:user-defined meta:name="Info 3"/>
    <meta:user-defined meta:name="Info 4"/>
  </office:meta>
</office:document-meta>
</file>